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ce27" officeooo:paragraph-rsid="000ace27"/>
    </style:style>
    <style:style style:name="P2" style:family="paragraph" style:parent-style-name="Standard">
      <style:text-properties officeooo:paragraph-rsid="000ace27"/>
    </style:style>
    <style:style style:name="P3" style:family="paragraph" style:parent-style-name="Standard">
      <style:text-properties fo:color="#a9b7c6" loext:opacity="100%" style:font-name="JetBrains Mono" fo:font-size="12pt" fo:font-style="normal" fo:font-weight="normal" style:font-size-asian="12pt" style:font-style-asian="normal" style:font-weight-asian="normal"/>
    </style:style>
    <style:style style:name="P4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5" style:family="paragraph" style:parent-style-name="Standard">
      <style:text-properties officeooo:rsid="000ace27" officeooo:paragraph-rsid="000ace27"/>
    </style:style>
    <style:style style:name="T1" style:family="text">
      <style:text-properties fo:color="#a9b7c6" loext:opacity="100%" style:font-name="JetBrains Mono" fo:font-size="12pt" fo:font-style="normal" fo:font-weight="normal" style:font-size-asian="12pt" style:font-style-asian="normal" style:font-weight-asian="normal"/>
    </style:style>
    <style:style style:name="T2" style:family="text">
      <style:text-properties fo:color="#a9b7c6" loext:opacity="100%" style:font-name="JetBrains Mono" fo:font-size="12pt" fo:font-style="normal" fo:font-weight="normal" style:font-size-asian="12pt" style:font-style-asian="normal" style:font-weight-asian="normal"/>
    </style:style>
    <style:style style:name="T3" style:family="text">
      <style:text-properties fo:color="#8888c6" loext:opacity="100%" style:font-name="JetBrains Mono" fo:font-size="12pt" fo:font-style="normal" fo:font-weight="normal" style:font-size-asian="12pt" style:font-style-asian="normal" style:font-weight-asian="normal"/>
    </style:style>
    <style:style style:name="T4" style:family="text">
      <style:text-properties fo:color="#8888c6" loext:opacity="100%" style:font-name="JetBrains Mono" fo:font-size="12pt" fo:font-style="normal" fo:font-weight="normal" style:font-size-asian="12pt" style:font-style-asian="normal" style:font-weight-asian="normal"/>
    </style:style>
    <style:style style:name="T5" style:family="text">
      <style:text-properties fo:color="#6a8759" loext:opacity="100%" style:font-name="JetBrains Mono" fo:font-size="12pt" fo:font-style="normal" fo:font-weight="normal" style:font-size-asian="12pt" style:font-style-asian="normal" style:font-weight-asian="normal"/>
    </style:style>
    <style:style style:name="T6" style:family="text">
      <style:text-properties fo:color="#6a8759" loext:opacity="100%" style:font-name="JetBrains Mono" fo:font-size="12pt" fo:font-style="normal" fo:font-weight="normal" style:font-size-asian="12pt" style:font-style-asian="normal" style:font-weight-asian="normal"/>
    </style:style>
    <style:style style:name="T7" style:family="text">
      <style:text-properties fo:color="#cc7832" loext:opacity="100%" style:font-name="JetBrains Mono" fo:font-size="12pt" fo:font-style="normal" fo:font-weight="normal" style:font-size-asian="12pt" style:font-style-asian="normal" style:font-weight-asian="normal"/>
    </style:style>
    <style:style style:name="T8" style:family="text">
      <style:text-properties fo:color="#cc7832" loext:opacity="100%" style:font-name="JetBrains Mono" fo:font-size="12pt" fo:font-style="normal" fo:font-weight="normal" style:font-size-asian="12pt" style:font-style-asian="normal" style:font-weight-asian="normal"/>
    </style:style>
    <style:style style:name="T9" style:family="text">
      <style:text-properties fo:color="#6897bb" loext:opacity="100%" style:font-name="JetBrains Mono" fo:font-size="12pt" fo:font-style="normal" fo:font-weight="normal" style:font-size-asian="12pt" style:font-style-asian="normal" style:font-weight-asian="normal"/>
    </style:style>
    <style:style style:name="T10" style:family="text">
      <style:text-properties fo:color="#6897bb" loext:opacity="100%" style:font-name="JetBrains Mono" fo:font-size="12pt" fo:font-style="normal" fo:font-weight="normal" style:font-size-asian="12pt" style:font-style-asian="normal" style:font-weight-asian="normal"/>
    </style:style>
    <style:style style:name="T11" style:family="text">
      <style:text-properties fo:color="#ffc66d" loext:opacity="100%" style:font-name="JetBrains Mono" fo:font-size="12pt" fo:font-style="normal" fo:font-weight="normal" style:font-size-asian="12pt" style:font-style-asian="normal" style:font-weight-asian="normal"/>
    </style:style>
    <style:style style:name="T12" style:family="text">
      <style:text-properties fo:color="#ffc66d" loext:opacity="100%" style:font-name="JetBrains Mono" fo:font-size="12pt" fo:font-style="normal" fo:font-weight="normal" style:font-size-asian="12pt" style:font-style-asian="normal" style:font-weight-asian="normal"/>
    </style:style>
    <style:style style:name="T13" style:family="text">
      <style:text-properties officeooo:rsid="000ace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Практическая <text:span text:style-name="T13">№</text:span>13</text:p>
      <text:p text:style-name="Standard">Кайханиди Виктор ИС-27</text:p>
      <text:p text:style-name="Standard"/>
      <text:p text:style-name="Standard">Тема: Составление программ с матрицами в IDEPyCharmCommunity.</text:p>
      <text:p text:style-name="Standard"/>
      <text:p text:style-name="Standard">Цель: закрепить усвоенные знания, понятия, алгоритмы, основные принципы составления</text:p>
      <text:p text:style-name="Standard">программ, приобрести навыки составление программ с использованием матриц в IDE</text:p>
      <text:p text:style-name="Standard">PyChrarm Community.</text:p>
      <text:p text:style-name="Standard"/>
      <text:p text:style-name="Standard">Постановка задачи:</text:p>
      <text:p text:style-name="Standard">В матрице элементы столбца N (N задать с клавиатуры) увеличить в два раза.</text:p>
      <text:p text:style-name="Standard">Текст программы:</text:p>
      <text:p text:style-name="P4"><text:span text:style-name="T7">def </text:span><text:span text:style-name="T11">input_matrix</text:span><text:span text:style-name="T1">():</text:span><text:line-break/><text:span text:style-name="T1"> <text:s text:c="3"/>rows = </text:span><text:span text:style-name="T3">int</text:span><text:span text:style-name="T1">(</text:span><text:span text:style-name="T3">input</text:span><text:span text:style-name="T1">(</text:span><text:span text:style-name="T5">"Введите количество строк матрицы: "</text:span><text:span text:style-name="T1">))</text:span><text:line-break/><text:span text:style-name="T1"> <text:s text:c="3"/>columns = </text:span><text:span text:style-name="T3">int</text:span><text:span text:style-name="T1">(</text:span><text:span text:style-name="T3">input</text:span><text:span text:style-name="T1">(</text:span><text:span text:style-name="T5">"Введите количество столбцов матрицы: "</text:span><text:span text:style-name="T1">))</text:span><text:line-break/><text:line-break/><text:span text:style-name="T1"> <text:s text:c="3"/>matrix = []</text:span><text:line-break/><text:span text:style-name="T1"> <text:s text:c="3"/></text:span><text:span text:style-name="T7">for </text:span><text:span text:style-name="T1">i </text:span><text:span text:style-name="T7">in </text:span><text:span text:style-name="T3">range</text:span><text:span text:style-name="T1">(rows):</text:span><text:line-break/><text:span text:style-name="T1"> <text:s text:c="7"/>row = []</text:span><text:line-break/><text:span text:style-name="T1"> <text:s text:c="7"/></text:span><text:span text:style-name="T7">for </text:span><text:span text:style-name="T1">j </text:span><text:span text:style-name="T7">in </text:span><text:span text:style-name="T3">range</text:span><text:span text:style-name="T1">(columns):</text:span><text:line-break/><text:span text:style-name="T1"> <text:s text:c="11"/>element = </text:span><text:span text:style-name="T3">int</text:span><text:span text:style-name="T1">(</text:span><text:span text:style-name="T3">input</text:span><text:span text:style-name="T1">(</text:span><text:span text:style-name="T5">f"Введите элемент [</text:span><text:span text:style-name="T7">{</text:span><text:span text:style-name="T1">i</text:span><text:span text:style-name="T7">}</text:span><text:span text:style-name="T5">][</text:span><text:span text:style-name="T7">{</text:span><text:span text:style-name="T1">j</text:span><text:span text:style-name="T7">}</text:span><text:span text:style-name="T5">]: "</text:span><text:span text:style-name="T1">))</text:span><text:line-break/><text:span text:style-name="T1"> <text:s text:c="11"/>row.append(element)</text:span><text:line-break/><text:span text:style-name="T1"> <text:s text:c="7"/>matrix.append(row)</text:span><text:line-break/><text:line-break/><text:span text:style-name="T1"> <text:s text:c="3"/></text:span><text:span text:style-name="T7">return </text:span><text:span text:style-name="T1">matrix</text:span><text:line-break/><text:line-break/><text:span text:style-name="T7">def </text:span><text:span text:style-name="T11">print_matrix</text:span><text:span text:style-name="T1">(matrix):</text:span><text:line-break/><text:span text:style-name="T1"> <text:s text:c="3"/></text:span><text:span text:style-name="T3">print</text:span><text:span text:style-name="T1">(</text:span><text:span text:style-name="T5">"Исходная матрица:"</text:span><text:span text:style-name="T1">)</text:span><text:line-break/><text:span text:style-name="T1"> <text:s text:c="3"/></text:span><text:span text:style-name="T7">for </text:span><text:span text:style-name="T1">row </text:span><text:span text:style-name="T7">in </text:span><text:span text:style-name="T1">matrix:</text:span><text:line-break/><text:span text:style-name="T1"> <text:s text:c="7"/></text:span><text:span text:style-name="T3">print</text:span><text:span text:style-name="T1">(row)</text:span><text:line-break/><text:line-break/><text:span text:style-name="T7">def </text:span><text:span text:style-name="T11">modify_matrix</text:span><text:span text:style-name="T1">(matrix):</text:span><text:line-break/><text:span text:style-name="T1"> <text:s text:c="3"/>n = </text:span><text:span text:style-name="T3">int</text:span><text:span text:style-name="T1">(</text:span><text:span text:style-name="T3">input</text:span><text:span text:style-name="T1">(</text:span><text:span text:style-name="T5">"Введите номер столбца (N): "</text:span><text:span text:style-name="T1">))</text:span><text:line-break/><text:line-break/><text:span text:style-name="T1"> <text:s text:c="3"/></text:span><text:span text:style-name="T7">for </text:span><text:span text:style-name="T1">i </text:span><text:span text:style-name="T7">in </text:span><text:span text:style-name="T3">range</text:span><text:span text:style-name="T1">(</text:span><text:span text:style-name="T3">len</text:span><text:span text:style-name="T1">(matrix)):</text:span><text:line-break/><text:span text:style-name="T1"> <text:s text:c="7"/>matrix[i][n-</text:span><text:span text:style-name="T9">1</text:span><text:span text:style-name="T1">] += </text:span><text:span text:style-name="T9">2</text:span><text:line-break/><text:line-break/><text:span text:style-name="T9"> <text:s text:c="3"/></text:span><text:span text:style-name="T7">return </text:span><text:span text:style-name="T1">matrix</text:span><text:line-break/><text:line-break/><text:span text:style-name="T7">def </text:span><text:span text:style-name="T11">main</text:span><text:span text:style-name="T1">():</text:span><text:line-break/><text:span text:style-name="T1"> <text:s text:c="3"/>matrix = input_matrix()</text:span><text:line-break/><text:span text:style-name="T1"> <text:s text:c="3"/>print_matrix(matrix)</text:span><text:line-break/><text:span text:style-name="T1"> <text:s text:c="3"/>modified_matrix = modify_matrix(matrix)</text:span><text:line-break/><text:span text:style-name="T1"> <text:s text:c="3"/></text:span><text:span text:style-name="T3">print</text:span><text:span text:style-name="T1">(</text:span><text:span text:style-name="T5">"Измененная матрица:"</text:span><text:span text:style-name="T1">)</text:span><text:line-break/><text:span text:style-name="T1"> <text:s text:c="3"/></text:span><text:span text:style-name="T7">for </text:span><text:span text:style-name="T1">row </text:span><text:span text:style-name="T7">in </text:span><text:span text:style-name="T1">modified_matrix:</text:span><text:line-break/><text:span text:style-name="T1"> <text:s text:c="7"/></text:span><text:span text:style-name="T3">print</text:span><text:span text:style-name="T1">(row)</text:span><text:line-break/><text:soft-page-break/><text:line-break/><text:span text:style-name="T1">main()</text:span></text:p>
      <text:p text:style-name="Standard"/>
      <text:p text:style-name="Standard"><text:span text:style-name="T9"/></text:p>
      <text:p text:style-name="Standard"/>
      <text:p text:style-name="Standard">Протокол работы программы:</text:p>
      <text:p text:style-name="Standard">Введите количество строк матрицы: 1</text:p>
      <text:p text:style-name="Standard">Введите количество столбцов матрицы: 1</text:p>
      <text:p text:style-name="Standard">Введите элемент [0][0]: 1</text:p>
      <text:p text:style-name="Standard">Исходная матрица:</text:p>
      <text:p text:style-name="Standard">[1]</text:p>
      <text:p text:style-name="Standard">Введите номер столбца (N): 1</text:p>
      <text:p text:style-name="Standard">Измененная матрица:</text:p>
      <text:p text:style-name="Standard">[3]</text:p>
      <text:p text:style-name="Standard"/>
      <text:p text:style-name="Standard">Process finished with exit code 0</text:p>
      <text:p text:style-name="Standard"/>
      <text:p text:style-name="Standard">Постановка задачи:</text:p>
      <text:p text:style-name="Standard">В матрице элементы последней строки заменить на 0.</text:p>
      <text:p text:style-name="Standard"/>
      <text:p text:style-name="Standard">Текст программы:</text:p>
      <text:p text:style-name="P4"><text:span text:style-name="T1"><text:line-break/></text:span><text:line-break/><text:span text:style-name="T7">import </text:span><text:span text:style-name="T1">random</text:span><text:line-break/><text:line-break/><text:span text:style-name="T7">def </text:span><text:span text:style-name="T11">replace_last_row_with_zeros</text:span><text:span text:style-name="T1">(matrix):</text:span><text:line-break/><text:span text:style-name="T1"> <text:s text:c="3"/>last_row_index = </text:span><text:span text:style-name="T3">len</text:span><text:span text:style-name="T1">(matrix) - </text:span><text:span text:style-name="T9">1</text:span><text:line-break/><text:span text:style-name="T9"> <text:s text:c="3"/></text:span><text:span text:style-name="T7">for </text:span><text:span text:style-name="T1">i </text:span><text:span text:style-name="T7">in </text:span><text:span text:style-name="T3">range</text:span><text:span text:style-name="T1">(</text:span><text:span text:style-name="T3">len</text:span><text:span text:style-name="T1">(matrix[last_row_index])):</text:span><text:line-break/><text:span text:style-name="T1"> <text:s text:c="7"/>matrix[last_row_index][i] = </text:span><text:span text:style-name="T9">0</text:span><text:line-break/><text:line-break/><text:span text:style-name="T1">matrix = [[random.randint(</text:span><text:span text:style-name="T9">1</text:span><text:span text:style-name="T7">, </text:span><text:span text:style-name="T9">10</text:span><text:span text:style-name="T1">) </text:span><text:span text:style-name="T7">for </text:span><text:span text:style-name="T1">_ </text:span><text:span text:style-name="T7">in </text:span><text:span text:style-name="T3">range</text:span><text:span text:style-name="T1">(</text:span><text:span text:style-name="T9">0</text:span><text:span text:style-name="T7">, </text:span><text:span text:style-name="T9">3</text:span><text:span text:style-name="T1">)] </text:span><text:span text:style-name="T7">for </text:span><text:span text:style-name="T1">_ </text:span><text:span text:style-name="T7">in </text:span><text:span text:style-name="T3">range</text:span><text:span text:style-name="T1">(</text:span><text:span text:style-name="T9">0</text:span><text:span text:style-name="T7">, </text:span><text:span text:style-name="T9">3</text:span><text:span text:style-name="T1">)]</text:span><text:line-break/><text:line-break/><text:line-break/><text:span text:style-name="T3">print</text:span><text:span text:style-name="T1">(</text:span><text:span text:style-name="T5">"Исходная матрица:"</text:span><text:span text:style-name="T1">)</text:span><text:line-break/><text:span text:style-name="T7">for </text:span><text:span text:style-name="T1">row </text:span><text:span text:style-name="T7">in </text:span><text:span text:style-name="T1">matrix:</text:span><text:line-break/><text:span text:style-name="T1"> <text:s text:c="3"/></text:span><text:span text:style-name="T3">print</text:span><text:span text:style-name="T1">(row)</text:span><text:line-break/><text:line-break/><text:line-break/><text:span text:style-name="T1">replace_last_row_with_zeros(matrix)</text:span><text:line-break/><text:line-break/><text:line-break/><text:span text:style-name="T3">print</text:span><text:span text:style-name="T1">(</text:span><text:span text:style-name="T5">"</text:span><text:span text:style-name="T7">\n</text:span><text:span text:style-name="T5">Матрица с заменой последней строки на 0:"</text:span><text:span text:style-name="T1">)</text:span><text:line-break/><text:span text:style-name="T7">for </text:span><text:span text:style-name="T1">row </text:span><text:span text:style-name="T7">in </text:span><text:span text:style-name="T1">matrix:</text:span><text:line-break/><text:span text:style-name="T1"> <text:s text:c="3"/></text:span><text:span text:style-name="T3">print</text:span><text:span text:style-name="T1">(row)</text:span></text:p>
      <text:p text:style-name="Standard"><text:span text:style-name="T1"/></text:p>
      <text:p text:style-name="P3"/>
      <text:p text:style-name="Standard"/>
      <text:p text:style-name="P1">Протокол работы программы:</text:p>
      <text:p text:style-name="P1">Исходная матрица:</text:p>
      <text:p text:style-name="P1"><text:soft-page-break/>[3, 10, 7]</text:p>
      <text:p text:style-name="P1">[2, 9, 4]</text:p>
      <text:p text:style-name="P1">[4, 3, 3]</text:p>
      <text:p text:style-name="P1"/>
      <text:p text:style-name="P1">Матрица с заменой последней строки на 0:</text:p>
      <text:p text:style-name="P1">[3, 10, 7]</text:p>
      <text:p text:style-name="P1">[2, 9, 4]</text:p>
      <text:p text:style-name="P1">[0, 0, 0]</text:p>
      <text:p text:style-name="P1"/>
      <text:p text:style-name="P1">Process finished with exit code 0</text:p>
      <text:p text:style-name="P1"/>
      <text:p text:style-name="P1">Вывод: я закрепил усвоенные знания, понятия, алгоритмы, основные принципы составления</text:p>
      <text:p text:style-name="P2">программ, <text:span text:style-name="T13">и </text:span>приобр<text:span text:style-name="T13">ёл</text:span> навыки составление программ с использованием матриц в IDE</text:p>
      <text:p text:style-name="P1">PyChrarm Communit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4:05.751244592</meta:creation-date>
    <dc:date>2024-03-16T13:18:19.106991894</dc:date>
    <meta:editing-duration>PT7M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37" meta:word-count="289" meta:character-count="2343" meta:non-whitespace-character-count="1917"/>
  </office:meta>
</office:document-meta>
</file>